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0">
      <style:text-properties fo:color="#006600" style:font-name="Liberation Sans" fo:font-weight="bold" style:font-name-asian="WenQuanYi Micro Hei" style:font-weight-asian="bold" style:font-name-complex="FreeSans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8" style:family="table-cell" style:parent-style-name="Default" style:data-style-name="N100">
      <style:text-properties fo:color="#ff950e" fo:font-weight="bold" style:font-weight-asian="bold" style:font-weight-complex="bold"/>
    </style:style>
    <style:style style:name="ce9" style:family="table-cell" style:parent-style-name="Default">
      <style:text-properties style:font-name="Liberation Sans" style:font-name-asian="WenQuanYi Micro Hei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3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4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3" table:default-cell-style-name="ce8"/>
        <table:table-column table:style-name="co3" table:default-cell-style-name="ce2"/>
        <table:table-column table:style-name="co3" table:default-cell-style-name="ce14"/>
        <table:table-column table:style-name="co3" table:number-columns-repeated="1014" table:default-cell-style-name="ce2"/>
        <table:table-column table:style-name="co3" table:number-columns-repeated="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7" office:value-type="string" calcext:value-type="string">
            <text:p>$test_results einfügen</text:p>
          </table:table-cell>
          <table:table-cell table:style-name="ce1"/>
          <table:table-cell table:style-name="ce10"/>
          <table:table-cell table:style-name="ce1" table:number-columns-repeated="1017"/>
        </table:table-row>
        <table:table-row table:style-name="ro2">
          <table:table-cell table:number-columns-repeated="6"/>
          <table:table-cell table:style-name="ce10"/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.10</text:p>
          </table:table-cell>
          <table:table-cell/>
          <table:table-cell table:style-name="ce6" table:formula="of:=IF([.A3]=&quot;&quot;;&quot;&quot;;CONCATENATE(&quot; &quot;;[.A3];&quot; &quot;;[.B3];IF([.B3]=&quot;&quot;;&quot;&quot;;&quot; &quot;)))" office:value-type="string" office:string-value=" BR 01.10 " calcext:value-type="string">
            <text:p><text:s/>BR 01.10 </text:p>
          </table:table-cell>
          <table:table-cell office:value-type="string" calcext:value-type="string">
            <text:p>BR 01.10</text:p>
          </table:table-cell>
          <table:table-cell table:style-name="ce9" table:formula="of:=IF([.A3]=&quot;&quot;;&quot;&quot;;CONCATENATE(&quot; &quot;;[.E3];&quot; &quot;))" office:value-type="string" office:string-value=" BR 01.10 " calcext:value-type="string">
            <text:p><text:s/>BR 01.10 </text:p>
          </table:table-cell>
          <table:table-cell table:style-name="ce11" table:formula="of:=IF([.A3]=&quot;&quot;;&quot;&quot;;IF([.D3]=[.F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.11</text:p>
          </table:table-cell>
          <table:table-cell/>
          <table:table-cell table:style-name="ce6" table:formula="of:=IF([.A4]=&quot;&quot;;&quot;&quot;;CONCATENATE(&quot; &quot;;[.A4];&quot; &quot;;[.B4];IF([.B4]=&quot;&quot;;&quot;&quot;;&quot; &quot;)))" office:value-type="string" office:string-value=" BR 01.11 " calcext:value-type="string">
            <text:p><text:s/>BR 01.11 </text:p>
          </table:table-cell>
          <table:table-cell office:value-type="string" calcext:value-type="string">
            <text:p>BR 01.11</text:p>
          </table:table-cell>
          <table:table-cell table:style-name="ce9" table:formula="of:=IF([.A4]=&quot;&quot;;&quot;&quot;;CONCATENATE(&quot; &quot;;[.E4];&quot; &quot;))" office:value-type="string" office:string-value=" BR 01.11 " calcext:value-type="string">
            <text:p><text:s/>BR 01.11 </text:p>
          </table:table-cell>
          <table:table-cell table:style-name="ce11" table:formula="of:=IF([.A4]=&quot;&quot;;&quot;&quot;;IF([.D4]=[.F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01</text:p>
          </table:table-cell>
          <table:table-cell/>
          <table:table-cell table:style-name="ce6" table:formula="of:=IF([.A5]=&quot;&quot;;&quot;&quot;;CONCATENATE(&quot; &quot;;[.A5];&quot; &quot;;[.B5];IF([.B5]=&quot;&quot;;&quot;&quot;;&quot; &quot;)))" office:value-type="string" office:string-value=" 01 1001 " calcext:value-type="string">
            <text:p><text:s/>01 1001 </text:p>
          </table:table-cell>
          <table:table-cell office:value-type="string" calcext:value-type="string">
            <text:p>01 1001</text:p>
          </table:table-cell>
          <table:table-cell table:style-name="ce9" table:formula="of:=IF([.A5]=&quot;&quot;;&quot;&quot;;CONCATENATE(&quot; &quot;;[.E5];&quot; &quot;))" office:value-type="string" office:string-value=" 01 1001 " calcext:value-type="string">
            <text:p><text:s/>01 1001 </text:p>
          </table:table-cell>
          <table:table-cell table:style-name="ce11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2</text:p>
          </table:table-cell>
          <table:table-cell/>
          <table:table-cell table:style-name="ce6" table:formula="of:=IF([.A6]=&quot;&quot;;&quot;&quot;;CONCATENATE(&quot; &quot;;[.A6];&quot; &quot;;[.B6];IF([.B6]=&quot;&quot;;&quot;&quot;;&quot; &quot;)))" office:value-type="string" office:string-value=" 01 1052 " calcext:value-type="string">
            <text:p><text:s/>01 1052 </text:p>
          </table:table-cell>
          <table:table-cell office:value-type="string" calcext:value-type="string">
            <text:p>01 1052</text:p>
          </table:table-cell>
          <table:table-cell table:style-name="ce9" table:formula="of:=IF([.A6]=&quot;&quot;;&quot;&quot;;CONCATENATE(&quot; &quot;;[.E6];&quot; &quot;))" office:value-type="string" office:string-value=" 01 1052 " calcext:value-type="string">
            <text:p><text:s/>01 1052 </text:p>
          </table:table-cell>
          <table:table-cell table:style-name="ce11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3</text:p>
          </table:table-cell>
          <table:table-cell/>
          <table:table-cell table:style-name="ce6" table:formula="of:=IF([.A7]=&quot;&quot;;&quot;&quot;;CONCATENATE(&quot; &quot;;[.A7];&quot; &quot;;[.B7];IF([.B7]=&quot;&quot;;&quot;&quot;;&quot; &quot;)))" office:value-type="string" office:string-value=" 01 1053 " calcext:value-type="string">
            <text:p><text:s/>01 1053 </text:p>
          </table:table-cell>
          <table:table-cell office:value-type="string" calcext:value-type="string">
            <text:p>01 1053</text:p>
          </table:table-cell>
          <table:table-cell table:style-name="ce9" table:formula="of:=IF([.A7]=&quot;&quot;;&quot;&quot;;CONCATENATE(&quot; &quot;;[.E7];&quot; &quot;))" office:value-type="string" office:string-value=" 01 1053 " calcext:value-type="string">
            <text:p><text:s/>01 1053 </text:p>
          </table:table-cell>
          <table:table-cell table:style-name="ce11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4</text:p>
          </table:table-cell>
          <table:table-cell/>
          <table:table-cell table:style-name="ce6" table:formula="of:=IF([.A8]=&quot;&quot;;&quot;&quot;;CONCATENATE(&quot; &quot;;[.A8];&quot; &quot;;[.B8];IF([.B8]=&quot;&quot;;&quot;&quot;;&quot; &quot;)))" office:value-type="string" office:string-value=" 01 1054 " calcext:value-type="string">
            <text:p><text:s/>01 1054 </text:p>
          </table:table-cell>
          <table:table-cell office:value-type="string" calcext:value-type="string">
            <text:p>01 1054</text:p>
          </table:table-cell>
          <table:table-cell table:style-name="ce9" table:formula="of:=IF([.A8]=&quot;&quot;;&quot;&quot;;CONCATENATE(&quot; &quot;;[.E8];&quot; &quot;))" office:value-type="string" office:string-value=" 01 1054 " calcext:value-type="string">
            <text:p><text:s/>01 1054 </text:p>
          </table:table-cell>
          <table:table-cell table:style-name="ce11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5</text:p>
          </table:table-cell>
          <table:table-cell/>
          <table:table-cell table:style-name="ce6" table:formula="of:=IF([.A9]=&quot;&quot;;&quot;&quot;;CONCATENATE(&quot; &quot;;[.A9];&quot; &quot;;[.B9];IF([.B9]=&quot;&quot;;&quot;&quot;;&quot; &quot;)))" office:value-type="string" office:string-value=" 01 1055 " calcext:value-type="string">
            <text:p><text:s/>01 1055 </text:p>
          </table:table-cell>
          <table:table-cell office:value-type="string" calcext:value-type="string">
            <text:p>01 1055</text:p>
          </table:table-cell>
          <table:table-cell table:style-name="ce9" table:formula="of:=IF([.A9]=&quot;&quot;;&quot;&quot;;CONCATENATE(&quot; &quot;;[.E9];&quot; &quot;))" office:value-type="string" office:string-value=" 01 1055 " calcext:value-type="string">
            <text:p><text:s/>01 1055 </text:p>
          </table:table-cell>
          <table:table-cell table:style-name="ce11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6</text:p>
          </table:table-cell>
          <table:table-cell/>
          <table:table-cell table:style-name="ce6" table:formula="of:=IF([.A10]=&quot;&quot;;&quot;&quot;;CONCATENATE(&quot; &quot;;[.A10];&quot; &quot;;[.B10];IF([.B10]=&quot;&quot;;&quot;&quot;;&quot; &quot;)))" office:value-type="string" office:string-value=" 01 1056 " calcext:value-type="string">
            <text:p><text:s/>01 1056 </text:p>
          </table:table-cell>
          <table:table-cell office:value-type="string" calcext:value-type="string">
            <text:p>01 1056</text:p>
          </table:table-cell>
          <table:table-cell table:style-name="ce9" table:formula="of:=IF([.A10]=&quot;&quot;;&quot;&quot;;CONCATENATE(&quot; &quot;;[.E10];&quot; &quot;))" office:value-type="string" office:string-value=" 01 1056 " calcext:value-type="string">
            <text:p><text:s/>01 1056 </text:p>
          </table:table-cell>
          <table:table-cell table:style-name="ce11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7</text:p>
          </table:table-cell>
          <table:table-cell/>
          <table:table-cell table:style-name="ce6" table:formula="of:=IF([.A11]=&quot;&quot;;&quot;&quot;;CONCATENATE(&quot; &quot;;[.A11];&quot; &quot;;[.B11];IF([.B11]=&quot;&quot;;&quot;&quot;;&quot; &quot;)))" office:value-type="string" office:string-value=" 01 1057 " calcext:value-type="string">
            <text:p><text:s/>01 1057 </text:p>
          </table:table-cell>
          <table:table-cell office:value-type="string" calcext:value-type="string">
            <text:p>01 1057</text:p>
          </table:table-cell>
          <table:table-cell table:style-name="ce9" table:formula="of:=IF([.A11]=&quot;&quot;;&quot;&quot;;CONCATENATE(&quot; &quot;;[.E11];&quot; &quot;))" office:value-type="string" office:string-value=" 01 1057 " calcext:value-type="string">
            <text:p><text:s/>01 1057 </text:p>
          </table:table-cell>
          <table:table-cell table:style-name="ce11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8</text:p>
          </table:table-cell>
          <table:table-cell/>
          <table:table-cell table:style-name="ce6" table:formula="of:=IF([.A12]=&quot;&quot;;&quot;&quot;;CONCATENATE(&quot; &quot;;[.A12];&quot; &quot;;[.B12];IF([.B12]=&quot;&quot;;&quot;&quot;;&quot; &quot;)))" office:value-type="string" office:string-value=" 01 1058 " calcext:value-type="string">
            <text:p><text:s/>01 1058 </text:p>
          </table:table-cell>
          <table:table-cell office:value-type="string" calcext:value-type="string">
            <text:p>01 1058</text:p>
          </table:table-cell>
          <table:table-cell table:style-name="ce9" table:formula="of:=IF([.A12]=&quot;&quot;;&quot;&quot;;CONCATENATE(&quot; &quot;;[.E12];&quot; &quot;))" office:value-type="string" office:string-value=" 01 1058 " calcext:value-type="string">
            <text:p><text:s/>01 1058 </text:p>
          </table:table-cell>
          <table:table-cell table:style-name="ce11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9</text:p>
          </table:table-cell>
          <table:table-cell/>
          <table:table-cell table:style-name="ce6" table:formula="of:=IF([.A13]=&quot;&quot;;&quot;&quot;;CONCATENATE(&quot; &quot;;[.A13];&quot; &quot;;[.B13];IF([.B13]=&quot;&quot;;&quot;&quot;;&quot; &quot;)))" office:value-type="string" office:string-value=" 01 1059 " calcext:value-type="string">
            <text:p><text:s/>01 1059 </text:p>
          </table:table-cell>
          <table:table-cell office:value-type="string" calcext:value-type="string">
            <text:p>01 1059</text:p>
          </table:table-cell>
          <table:table-cell table:style-name="ce9" table:formula="of:=IF([.A13]=&quot;&quot;;&quot;&quot;;CONCATENATE(&quot; &quot;;[.E13];&quot; &quot;))" office:value-type="string" office:string-value=" 01 1059 " calcext:value-type="string">
            <text:p><text:s/>01 1059 </text:p>
          </table:table-cell>
          <table:table-cell table:style-name="ce11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0</text:p>
          </table:table-cell>
          <table:table-cell/>
          <table:table-cell table:style-name="ce6" table:formula="of:=IF([.A14]=&quot;&quot;;&quot;&quot;;CONCATENATE(&quot; &quot;;[.A14];&quot; &quot;;[.B14];IF([.B14]=&quot;&quot;;&quot;&quot;;&quot; &quot;)))" office:value-type="string" office:string-value=" 01 1060 " calcext:value-type="string">
            <text:p><text:s/>01 1060 </text:p>
          </table:table-cell>
          <table:table-cell office:value-type="string" calcext:value-type="string">
            <text:p>01 1060</text:p>
          </table:table-cell>
          <table:table-cell table:style-name="ce9" table:formula="of:=IF([.A14]=&quot;&quot;;&quot;&quot;;CONCATENATE(&quot; &quot;;[.E14];&quot; &quot;))" office:value-type="string" office:string-value=" 01 1060 " calcext:value-type="string">
            <text:p><text:s/>01 1060 </text:p>
          </table:table-cell>
          <table:table-cell table:style-name="ce11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1</text:p>
          </table:table-cell>
          <table:table-cell/>
          <table:table-cell table:style-name="ce6" table:formula="of:=IF([.A15]=&quot;&quot;;&quot;&quot;;CONCATENATE(&quot; &quot;;[.A15];&quot; &quot;;[.B15];IF([.B15]=&quot;&quot;;&quot;&quot;;&quot; &quot;)))" office:value-type="string" office:string-value=" 01 1061 " calcext:value-type="string">
            <text:p><text:s/>01 1061 </text:p>
          </table:table-cell>
          <table:table-cell office:value-type="string" calcext:value-type="string">
            <text:p>01 1061</text:p>
          </table:table-cell>
          <table:table-cell table:style-name="ce9" table:formula="of:=IF([.A15]=&quot;&quot;;&quot;&quot;;CONCATENATE(&quot; &quot;;[.E15];&quot; &quot;))" office:value-type="string" office:string-value=" 01 1061 " calcext:value-type="string">
            <text:p><text:s/>01 1061 </text:p>
          </table:table-cell>
          <table:table-cell table:style-name="ce11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2</text:p>
          </table:table-cell>
          <table:table-cell/>
          <table:table-cell table:style-name="ce6" table:formula="of:=IF([.A16]=&quot;&quot;;&quot;&quot;;CONCATENATE(&quot; &quot;;[.A16];&quot; &quot;;[.B16];IF([.B16]=&quot;&quot;;&quot;&quot;;&quot; &quot;)))" office:value-type="string" office:string-value=" 01 1062 " calcext:value-type="string">
            <text:p><text:s/>01 1062 </text:p>
          </table:table-cell>
          <table:table-cell office:value-type="string" calcext:value-type="string">
            <text:p>01 1062</text:p>
          </table:table-cell>
          <table:table-cell table:style-name="ce9" table:formula="of:=IF([.A16]=&quot;&quot;;&quot;&quot;;CONCATENATE(&quot; &quot;;[.E16];&quot; &quot;))" office:value-type="string" office:string-value=" 01 1062 " calcext:value-type="string">
            <text:p><text:s/>01 1062 </text:p>
          </table:table-cell>
          <table:table-cell table:style-name="ce11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3</text:p>
          </table:table-cell>
          <table:table-cell/>
          <table:table-cell table:style-name="ce6" table:formula="of:=IF([.A17]=&quot;&quot;;&quot;&quot;;CONCATENATE(&quot; &quot;;[.A17];&quot; &quot;;[.B17];IF([.B17]=&quot;&quot;;&quot;&quot;;&quot; &quot;)))" office:value-type="string" office:string-value=" 01 1063 " calcext:value-type="string">
            <text:p><text:s/>01 1063 </text:p>
          </table:table-cell>
          <table:table-cell office:value-type="string" calcext:value-type="string">
            <text:p>01 1063</text:p>
          </table:table-cell>
          <table:table-cell table:style-name="ce9" table:formula="of:=IF([.A17]=&quot;&quot;;&quot;&quot;;CONCATENATE(&quot; &quot;;[.E17];&quot; &quot;))" office:value-type="string" office:string-value=" 01 1063 " calcext:value-type="string">
            <text:p><text:s/>01 1063 </text:p>
          </table:table-cell>
          <table:table-cell table:style-name="ce11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4</text:p>
          </table:table-cell>
          <table:table-cell/>
          <table:table-cell table:style-name="ce6" table:formula="of:=IF([.A18]=&quot;&quot;;&quot;&quot;;CONCATENATE(&quot; &quot;;[.A18];&quot; &quot;;[.B18];IF([.B18]=&quot;&quot;;&quot;&quot;;&quot; &quot;)))" office:value-type="string" office:string-value=" 01 1064 " calcext:value-type="string">
            <text:p><text:s/>01 1064 </text:p>
          </table:table-cell>
          <table:table-cell office:value-type="string" calcext:value-type="string">
            <text:p>01 1064</text:p>
          </table:table-cell>
          <table:table-cell table:style-name="ce9" table:formula="of:=IF([.A18]=&quot;&quot;;&quot;&quot;;CONCATENATE(&quot; &quot;;[.E18];&quot; &quot;))" office:value-type="string" office:string-value=" 01 1064 " calcext:value-type="string">
            <text:p><text:s/>01 1064 </text:p>
          </table:table-cell>
          <table:table-cell table:style-name="ce11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5</text:p>
          </table:table-cell>
          <table:table-cell/>
          <table:table-cell table:style-name="ce6" table:formula="of:=IF([.A19]=&quot;&quot;;&quot;&quot;;CONCATENATE(&quot; &quot;;[.A19];&quot; &quot;;[.B19];IF([.B19]=&quot;&quot;;&quot;&quot;;&quot; &quot;)))" office:value-type="string" office:string-value=" 01 1065 " calcext:value-type="string">
            <text:p><text:s/>01 1065 </text:p>
          </table:table-cell>
          <table:table-cell office:value-type="string" calcext:value-type="string">
            <text:p>01 1065</text:p>
          </table:table-cell>
          <table:table-cell table:style-name="ce9" table:formula="of:=IF([.A19]=&quot;&quot;;&quot;&quot;;CONCATENATE(&quot; &quot;;[.E19];&quot; &quot;))" office:value-type="string" office:string-value=" 01 1065 " calcext:value-type="string">
            <text:p><text:s/>01 1065 </text:p>
          </table:table-cell>
          <table:table-cell table:style-name="ce11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6</text:p>
          </table:table-cell>
          <table:table-cell/>
          <table:table-cell table:style-name="ce6" table:formula="of:=IF([.A20]=&quot;&quot;;&quot;&quot;;CONCATENATE(&quot; &quot;;[.A20];&quot; &quot;;[.B20];IF([.B20]=&quot;&quot;;&quot;&quot;;&quot; &quot;)))" office:value-type="string" office:string-value=" 01 1066 " calcext:value-type="string">
            <text:p><text:s/>01 1066 </text:p>
          </table:table-cell>
          <table:table-cell office:value-type="string" calcext:value-type="string">
            <text:p>01 1066</text:p>
          </table:table-cell>
          <table:table-cell table:style-name="ce9" table:formula="of:=IF([.A20]=&quot;&quot;;&quot;&quot;;CONCATENATE(&quot; &quot;;[.E20];&quot; &quot;))" office:value-type="string" office:string-value=" 01 1066 " calcext:value-type="string">
            <text:p><text:s/>01 1066 </text:p>
          </table:table-cell>
          <table:table-cell table:style-name="ce11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7</text:p>
          </table:table-cell>
          <table:table-cell/>
          <table:table-cell table:style-name="ce6" table:formula="of:=IF([.A21]=&quot;&quot;;&quot;&quot;;CONCATENATE(&quot; &quot;;[.A21];&quot; &quot;;[.B21];IF([.B21]=&quot;&quot;;&quot;&quot;;&quot; &quot;)))" office:value-type="string" office:string-value=" 01 1067 " calcext:value-type="string">
            <text:p><text:s/>01 1067 </text:p>
          </table:table-cell>
          <table:table-cell office:value-type="string" calcext:value-type="string">
            <text:p>01 1067</text:p>
          </table:table-cell>
          <table:table-cell table:style-name="ce9" table:formula="of:=IF([.A21]=&quot;&quot;;&quot;&quot;;CONCATENATE(&quot; &quot;;[.E21];&quot; &quot;))" office:value-type="string" office:string-value=" 01 1067 " calcext:value-type="string">
            <text:p><text:s/>01 1067 </text:p>
          </table:table-cell>
          <table:table-cell table:style-name="ce11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8</text:p>
          </table:table-cell>
          <table:table-cell/>
          <table:table-cell table:style-name="ce6" table:formula="of:=IF([.A22]=&quot;&quot;;&quot;&quot;;CONCATENATE(&quot; &quot;;[.A22];&quot; &quot;;[.B22];IF([.B22]=&quot;&quot;;&quot;&quot;;&quot; &quot;)))" office:value-type="string" office:string-value=" 01 1068 " calcext:value-type="string">
            <text:p><text:s/>01 1068 </text:p>
          </table:table-cell>
          <table:table-cell office:value-type="string" calcext:value-type="string">
            <text:p>01 1068</text:p>
          </table:table-cell>
          <table:table-cell table:style-name="ce9" table:formula="of:=IF([.A22]=&quot;&quot;;&quot;&quot;;CONCATENATE(&quot; &quot;;[.E22];&quot; &quot;))" office:value-type="string" office:string-value=" 01 1068 " calcext:value-type="string">
            <text:p><text:s/>01 1068 </text:p>
          </table:table-cell>
          <table:table-cell table:style-name="ce11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9</text:p>
          </table:table-cell>
          <table:table-cell/>
          <table:table-cell table:style-name="ce6" table:formula="of:=IF([.A23]=&quot;&quot;;&quot;&quot;;CONCATENATE(&quot; &quot;;[.A23];&quot; &quot;;[.B23];IF([.B23]=&quot;&quot;;&quot;&quot;;&quot; &quot;)))" office:value-type="string" office:string-value=" 01 1069 " calcext:value-type="string">
            <text:p><text:s/>01 1069 </text:p>
          </table:table-cell>
          <table:table-cell office:value-type="string" calcext:value-type="string">
            <text:p>01 1069</text:p>
          </table:table-cell>
          <table:table-cell table:style-name="ce9" table:formula="of:=IF([.A23]=&quot;&quot;;&quot;&quot;;CONCATENATE(&quot; &quot;;[.E23];&quot; &quot;))" office:value-type="string" office:string-value=" 01 1069 " calcext:value-type="string">
            <text:p><text:s/>01 1069 </text:p>
          </table:table-cell>
          <table:table-cell table:style-name="ce11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0</text:p>
          </table:table-cell>
          <table:table-cell/>
          <table:table-cell table:style-name="ce6" table:formula="of:=IF([.A24]=&quot;&quot;;&quot;&quot;;CONCATENATE(&quot; &quot;;[.A24];&quot; &quot;;[.B24];IF([.B24]=&quot;&quot;;&quot;&quot;;&quot; &quot;)))" office:value-type="string" office:string-value=" 01 1070 " calcext:value-type="string">
            <text:p><text:s/>01 1070 </text:p>
          </table:table-cell>
          <table:table-cell office:value-type="string" calcext:value-type="string">
            <text:p>01 1070</text:p>
          </table:table-cell>
          <table:table-cell table:style-name="ce9" table:formula="of:=IF([.A24]=&quot;&quot;;&quot;&quot;;CONCATENATE(&quot; &quot;;[.E24];&quot; &quot;))" office:value-type="string" office:string-value=" 01 1070 " calcext:value-type="string">
            <text:p><text:s/>01 1070 </text:p>
          </table:table-cell>
          <table:table-cell table:style-name="ce11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1</text:p>
          </table:table-cell>
          <table:table-cell/>
          <table:table-cell table:style-name="ce6" table:formula="of:=IF([.A25]=&quot;&quot;;&quot;&quot;;CONCATENATE(&quot; &quot;;[.A25];&quot; &quot;;[.B25];IF([.B25]=&quot;&quot;;&quot;&quot;;&quot; &quot;)))" office:value-type="string" office:string-value=" 01 1071 " calcext:value-type="string">
            <text:p><text:s/>01 1071 </text:p>
          </table:table-cell>
          <table:table-cell office:value-type="string" calcext:value-type="string">
            <text:p>01 1071</text:p>
          </table:table-cell>
          <table:table-cell table:style-name="ce9" table:formula="of:=IF([.A25]=&quot;&quot;;&quot;&quot;;CONCATENATE(&quot; &quot;;[.E25];&quot; &quot;))" office:value-type="string" office:string-value=" 01 1071 " calcext:value-type="string">
            <text:p><text:s/>01 1071 </text:p>
          </table:table-cell>
          <table:table-cell table:style-name="ce11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2</text:p>
          </table:table-cell>
          <table:table-cell/>
          <table:table-cell table:style-name="ce6" table:formula="of:=IF([.A26]=&quot;&quot;;&quot;&quot;;CONCATENATE(&quot; &quot;;[.A26];&quot; &quot;;[.B26];IF([.B26]=&quot;&quot;;&quot;&quot;;&quot; &quot;)))" office:value-type="string" office:string-value=" 01 1072 " calcext:value-type="string">
            <text:p><text:s/>01 1072 </text:p>
          </table:table-cell>
          <table:table-cell office:value-type="string" calcext:value-type="string">
            <text:p>01 1072</text:p>
          </table:table-cell>
          <table:table-cell table:style-name="ce9" table:formula="of:=IF([.A26]=&quot;&quot;;&quot;&quot;;CONCATENATE(&quot; &quot;;[.E26];&quot; &quot;))" office:value-type="string" office:string-value=" 01 1072 " calcext:value-type="string">
            <text:p><text:s/>01 1072 </text:p>
          </table:table-cell>
          <table:table-cell table:style-name="ce11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3</text:p>
          </table:table-cell>
          <table:table-cell/>
          <table:table-cell table:style-name="ce6" table:formula="of:=IF([.A27]=&quot;&quot;;&quot;&quot;;CONCATENATE(&quot; &quot;;[.A27];&quot; &quot;;[.B27];IF([.B27]=&quot;&quot;;&quot;&quot;;&quot; &quot;)))" office:value-type="string" office:string-value=" 01 1073 " calcext:value-type="string">
            <text:p><text:s/>01 1073 </text:p>
          </table:table-cell>
          <table:table-cell office:value-type="string" calcext:value-type="string">
            <text:p>01 1073</text:p>
          </table:table-cell>
          <table:table-cell table:style-name="ce9" table:formula="of:=IF([.A27]=&quot;&quot;;&quot;&quot;;CONCATENATE(&quot; &quot;;[.E27];&quot; &quot;))" office:value-type="string" office:string-value=" 01 1073 " calcext:value-type="string">
            <text:p><text:s/>01 1073 </text:p>
          </table:table-cell>
          <table:table-cell table:style-name="ce11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4</text:p>
          </table:table-cell>
          <table:table-cell/>
          <table:table-cell table:style-name="ce6" table:formula="of:=IF([.A28]=&quot;&quot;;&quot;&quot;;CONCATENATE(&quot; &quot;;[.A28];&quot; &quot;;[.B28];IF([.B28]=&quot;&quot;;&quot;&quot;;&quot; &quot;)))" office:value-type="string" office:string-value=" 01 1074 " calcext:value-type="string">
            <text:p><text:s/>01 1074 </text:p>
          </table:table-cell>
          <table:table-cell office:value-type="string" calcext:value-type="string">
            <text:p>01 1074</text:p>
          </table:table-cell>
          <table:table-cell table:style-name="ce9" table:formula="of:=IF([.A28]=&quot;&quot;;&quot;&quot;;CONCATENATE(&quot; &quot;;[.E28];&quot; &quot;))" office:value-type="string" office:string-value=" 01 1074 " calcext:value-type="string">
            <text:p><text:s/>01 1074 </text:p>
          </table:table-cell>
          <table:table-cell table:style-name="ce11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5</text:p>
          </table:table-cell>
          <table:table-cell/>
          <table:table-cell table:style-name="ce6" table:formula="of:=IF([.A29]=&quot;&quot;;&quot;&quot;;CONCATENATE(&quot; &quot;;[.A29];&quot; &quot;;[.B29];IF([.B29]=&quot;&quot;;&quot;&quot;;&quot; &quot;)))" office:value-type="string" office:string-value=" 01 1075 " calcext:value-type="string">
            <text:p><text:s/>01 1075 </text:p>
          </table:table-cell>
          <table:table-cell office:value-type="string" calcext:value-type="string">
            <text:p>01 1075</text:p>
          </table:table-cell>
          <table:table-cell table:style-name="ce9" table:formula="of:=IF([.A29]=&quot;&quot;;&quot;&quot;;CONCATENATE(&quot; &quot;;[.E29];&quot; &quot;))" office:value-type="string" office:string-value=" 01 1075 " calcext:value-type="string">
            <text:p><text:s/>01 1075 </text:p>
          </table:table-cell>
          <table:table-cell table:style-name="ce11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6</text:p>
          </table:table-cell>
          <table:table-cell/>
          <table:table-cell table:style-name="ce6" table:formula="of:=IF([.A30]=&quot;&quot;;&quot;&quot;;CONCATENATE(&quot; &quot;;[.A30];&quot; &quot;;[.B30];IF([.B30]=&quot;&quot;;&quot;&quot;;&quot; &quot;)))" office:value-type="string" office:string-value=" 01 1076 " calcext:value-type="string">
            <text:p><text:s/>01 1076 </text:p>
          </table:table-cell>
          <table:table-cell office:value-type="string" calcext:value-type="string">
            <text:p>01 1076</text:p>
          </table:table-cell>
          <table:table-cell table:style-name="ce9" table:formula="of:=IF([.A30]=&quot;&quot;;&quot;&quot;;CONCATENATE(&quot; &quot;;[.E30];&quot; &quot;))" office:value-type="string" office:string-value=" 01 1076 " calcext:value-type="string">
            <text:p><text:s/>01 1076 </text:p>
          </table:table-cell>
          <table:table-cell table:style-name="ce11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7</text:p>
          </table:table-cell>
          <table:table-cell/>
          <table:table-cell table:style-name="ce6" table:formula="of:=IF([.A31]=&quot;&quot;;&quot;&quot;;CONCATENATE(&quot; &quot;;[.A31];&quot; &quot;;[.B31];IF([.B31]=&quot;&quot;;&quot;&quot;;&quot; &quot;)))" office:value-type="string" office:string-value=" 01 1077 " calcext:value-type="string">
            <text:p><text:s/>01 1077 </text:p>
          </table:table-cell>
          <table:table-cell office:value-type="string" calcext:value-type="string">
            <text:p>01 1077</text:p>
          </table:table-cell>
          <table:table-cell table:style-name="ce9" table:formula="of:=IF([.A31]=&quot;&quot;;&quot;&quot;;CONCATENATE(&quot; &quot;;[.E31];&quot; &quot;))" office:value-type="string" office:string-value=" 01 1077 " calcext:value-type="string">
            <text:p><text:s/>01 1077 </text:p>
          </table:table-cell>
          <table:table-cell table:style-name="ce11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8</text:p>
          </table:table-cell>
          <table:table-cell/>
          <table:table-cell table:style-name="ce6" table:formula="of:=IF([.A32]=&quot;&quot;;&quot;&quot;;CONCATENATE(&quot; &quot;;[.A32];&quot; &quot;;[.B32];IF([.B32]=&quot;&quot;;&quot;&quot;;&quot; &quot;)))" office:value-type="string" office:string-value=" 01 1078 " calcext:value-type="string">
            <text:p><text:s/>01 1078 </text:p>
          </table:table-cell>
          <table:table-cell office:value-type="string" calcext:value-type="string">
            <text:p>01 1078</text:p>
          </table:table-cell>
          <table:table-cell table:style-name="ce9" table:formula="of:=IF([.A32]=&quot;&quot;;&quot;&quot;;CONCATENATE(&quot; &quot;;[.E32];&quot; &quot;))" office:value-type="string" office:string-value=" 01 1078 " calcext:value-type="string">
            <text:p><text:s/>01 1078 </text:p>
          </table:table-cell>
          <table:table-cell table:style-name="ce11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9</text:p>
          </table:table-cell>
          <table:table-cell/>
          <table:table-cell table:style-name="ce6" table:formula="of:=IF([.A33]=&quot;&quot;;&quot;&quot;;CONCATENATE(&quot; &quot;;[.A33];&quot; &quot;;[.B33];IF([.B33]=&quot;&quot;;&quot;&quot;;&quot; &quot;)))" office:value-type="string" office:string-value=" 01 1079 " calcext:value-type="string">
            <text:p><text:s/>01 1079 </text:p>
          </table:table-cell>
          <table:table-cell office:value-type="string" calcext:value-type="string">
            <text:p>01 1079</text:p>
          </table:table-cell>
          <table:table-cell table:style-name="ce9" table:formula="of:=IF([.A33]=&quot;&quot;;&quot;&quot;;CONCATENATE(&quot; &quot;;[.E33];&quot; &quot;))" office:value-type="string" office:string-value=" 01 1079 " calcext:value-type="string">
            <text:p><text:s/>01 1079 </text:p>
          </table:table-cell>
          <table:table-cell table:style-name="ce11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0</text:p>
          </table:table-cell>
          <table:table-cell/>
          <table:table-cell table:style-name="ce6" table:formula="of:=IF([.A34]=&quot;&quot;;&quot;&quot;;CONCATENATE(&quot; &quot;;[.A34];&quot; &quot;;[.B34];IF([.B34]=&quot;&quot;;&quot;&quot;;&quot; &quot;)))" office:value-type="string" office:string-value=" 01 1080 " calcext:value-type="string">
            <text:p><text:s/>01 1080 </text:p>
          </table:table-cell>
          <table:table-cell office:value-type="string" calcext:value-type="string">
            <text:p>01 1080</text:p>
          </table:table-cell>
          <table:table-cell table:style-name="ce9" table:formula="of:=IF([.A34]=&quot;&quot;;&quot;&quot;;CONCATENATE(&quot; &quot;;[.E34];&quot; &quot;))" office:value-type="string" office:string-value=" 01 1080 " calcext:value-type="string">
            <text:p><text:s/>01 1080 </text:p>
          </table:table-cell>
          <table:table-cell table:style-name="ce11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1</text:p>
          </table:table-cell>
          <table:table-cell/>
          <table:table-cell table:style-name="ce6" table:formula="of:=IF([.A35]=&quot;&quot;;&quot;&quot;;CONCATENATE(&quot; &quot;;[.A35];&quot; &quot;;[.B35];IF([.B35]=&quot;&quot;;&quot;&quot;;&quot; &quot;)))" office:value-type="string" office:string-value=" 01 1081 " calcext:value-type="string">
            <text:p><text:s/>01 1081 </text:p>
          </table:table-cell>
          <table:table-cell office:value-type="string" calcext:value-type="string">
            <text:p>01 1081</text:p>
          </table:table-cell>
          <table:table-cell table:style-name="ce9" table:formula="of:=IF([.A35]=&quot;&quot;;&quot;&quot;;CONCATENATE(&quot; &quot;;[.E35];&quot; &quot;))" office:value-type="string" office:string-value=" 01 1081 " calcext:value-type="string">
            <text:p><text:s/>01 1081 </text:p>
          </table:table-cell>
          <table:table-cell table:style-name="ce11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2</text:p>
          </table:table-cell>
          <table:table-cell/>
          <table:table-cell table:style-name="ce6" table:formula="of:=IF([.A36]=&quot;&quot;;&quot;&quot;;CONCATENATE(&quot; &quot;;[.A36];&quot; &quot;;[.B36];IF([.B36]=&quot;&quot;;&quot;&quot;;&quot; &quot;)))" office:value-type="string" office:string-value=" 01 1082 " calcext:value-type="string">
            <text:p><text:s/>01 1082 </text:p>
          </table:table-cell>
          <table:table-cell office:value-type="string" calcext:value-type="string">
            <text:p>01 1082</text:p>
          </table:table-cell>
          <table:table-cell table:style-name="ce9" table:formula="of:=IF([.A36]=&quot;&quot;;&quot;&quot;;CONCATENATE(&quot; &quot;;[.E36];&quot; &quot;))" office:value-type="string" office:string-value=" 01 1082 " calcext:value-type="string">
            <text:p><text:s/>01 1082 </text:p>
          </table:table-cell>
          <table:table-cell table:style-name="ce11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3</text:p>
          </table:table-cell>
          <table:table-cell/>
          <table:table-cell table:style-name="ce6" table:formula="of:=IF([.A37]=&quot;&quot;;&quot;&quot;;CONCATENATE(&quot; &quot;;[.A37];&quot; &quot;;[.B37];IF([.B37]=&quot;&quot;;&quot;&quot;;&quot; &quot;)))" office:value-type="string" office:string-value=" 01 1083 " calcext:value-type="string">
            <text:p><text:s/>01 1083 </text:p>
          </table:table-cell>
          <table:table-cell office:value-type="string" calcext:value-type="string">
            <text:p>01 1083</text:p>
          </table:table-cell>
          <table:table-cell table:style-name="ce9" table:formula="of:=IF([.A37]=&quot;&quot;;&quot;&quot;;CONCATENATE(&quot; &quot;;[.E37];&quot; &quot;))" office:value-type="string" office:string-value=" 01 1083 " calcext:value-type="string">
            <text:p><text:s/>01 1083 </text:p>
          </table:table-cell>
          <table:table-cell table:style-name="ce11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4</text:p>
          </table:table-cell>
          <table:table-cell/>
          <table:table-cell table:style-name="ce6" table:formula="of:=IF([.A38]=&quot;&quot;;&quot;&quot;;CONCATENATE(&quot; &quot;;[.A38];&quot; &quot;;[.B38];IF([.B38]=&quot;&quot;;&quot;&quot;;&quot; &quot;)))" office:value-type="string" office:string-value=" 01 1084 " calcext:value-type="string">
            <text:p><text:s/>01 1084 </text:p>
          </table:table-cell>
          <table:table-cell office:value-type="string" calcext:value-type="string">
            <text:p>01 1084</text:p>
          </table:table-cell>
          <table:table-cell table:style-name="ce9" table:formula="of:=IF([.A38]=&quot;&quot;;&quot;&quot;;CONCATENATE(&quot; &quot;;[.E38];&quot; &quot;))" office:value-type="string" office:string-value=" 01 1084 " calcext:value-type="string">
            <text:p><text:s/>01 1084 </text:p>
          </table:table-cell>
          <table:table-cell table:style-name="ce11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5</text:p>
          </table:table-cell>
          <table:table-cell/>
          <table:table-cell table:style-name="ce6" table:formula="of:=IF([.A39]=&quot;&quot;;&quot;&quot;;CONCATENATE(&quot; &quot;;[.A39];&quot; &quot;;[.B39];IF([.B39]=&quot;&quot;;&quot;&quot;;&quot; &quot;)))" office:value-type="string" office:string-value=" 01 1085 " calcext:value-type="string">
            <text:p><text:s/>01 1085 </text:p>
          </table:table-cell>
          <table:table-cell office:value-type="string" calcext:value-type="string">
            <text:p>01 1085</text:p>
          </table:table-cell>
          <table:table-cell table:style-name="ce9" table:formula="of:=IF([.A39]=&quot;&quot;;&quot;&quot;;CONCATENATE(&quot; &quot;;[.E39];&quot; &quot;))" office:value-type="string" office:string-value=" 01 1085 " calcext:value-type="string">
            <text:p><text:s/>01 1085 </text:p>
          </table:table-cell>
          <table:table-cell table:style-name="ce11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6</text:p>
          </table:table-cell>
          <table:table-cell/>
          <table:table-cell table:style-name="ce6" table:formula="of:=IF([.A40]=&quot;&quot;;&quot;&quot;;CONCATENATE(&quot; &quot;;[.A40];&quot; &quot;;[.B40];IF([.B40]=&quot;&quot;;&quot;&quot;;&quot; &quot;)))" office:value-type="string" office:string-value=" 01 1086 " calcext:value-type="string">
            <text:p><text:s/>01 1086 </text:p>
          </table:table-cell>
          <table:table-cell office:value-type="string" calcext:value-type="string">
            <text:p>01 1086</text:p>
          </table:table-cell>
          <table:table-cell table:style-name="ce9" table:formula="of:=IF([.A40]=&quot;&quot;;&quot;&quot;;CONCATENATE(&quot; &quot;;[.E40];&quot; &quot;))" office:value-type="string" office:string-value=" 01 1086 " calcext:value-type="string">
            <text:p><text:s/>01 1086 </text:p>
          </table:table-cell>
          <table:table-cell table:style-name="ce12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7</text:p>
          </table:table-cell>
          <table:table-cell/>
          <table:table-cell table:style-name="ce6" table:formula="of:=IF([.A41]=&quot;&quot;;&quot;&quot;;CONCATENATE(&quot; &quot;;[.A41];&quot; &quot;;[.B41];IF([.B41]=&quot;&quot;;&quot;&quot;;&quot; &quot;)))" office:value-type="string" office:string-value=" 01 1087 " calcext:value-type="string">
            <text:p><text:s/>01 1087 </text:p>
          </table:table-cell>
          <table:table-cell office:value-type="string" calcext:value-type="string">
            <text:p>01 1087</text:p>
          </table:table-cell>
          <table:table-cell table:style-name="ce9" table:formula="of:=IF([.A41]=&quot;&quot;;&quot;&quot;;CONCATENATE(&quot; &quot;;[.E41];&quot; &quot;))" office:value-type="string" office:string-value=" 01 1087 " calcext:value-type="string">
            <text:p><text:s/>01 1087 </text:p>
          </table:table-cell>
          <table:table-cell table:style-name="ce12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8</text:p>
          </table:table-cell>
          <table:table-cell/>
          <table:table-cell table:style-name="ce6" table:formula="of:=IF([.A42]=&quot;&quot;;&quot;&quot;;CONCATENATE(&quot; &quot;;[.A42];&quot; &quot;;[.B42];IF([.B42]=&quot;&quot;;&quot;&quot;;&quot; &quot;)))" office:value-type="string" office:string-value=" 01 1088 " calcext:value-type="string">
            <text:p><text:s/>01 1088 </text:p>
          </table:table-cell>
          <table:table-cell office:value-type="string" calcext:value-type="string">
            <text:p>01 1088</text:p>
          </table:table-cell>
          <table:table-cell table:style-name="ce9" table:formula="of:=IF([.A42]=&quot;&quot;;&quot;&quot;;CONCATENATE(&quot; &quot;;[.E42];&quot; &quot;))" office:value-type="string" office:string-value=" 01 1088 " calcext:value-type="string">
            <text:p><text:s/>01 1088 </text:p>
          </table:table-cell>
          <table:table-cell table:style-name="ce12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9</text:p>
          </table:table-cell>
          <table:table-cell/>
          <table:table-cell table:style-name="ce6" table:formula="of:=IF([.A43]=&quot;&quot;;&quot;&quot;;CONCATENATE(&quot; &quot;;[.A43];&quot; &quot;;[.B43];IF([.B43]=&quot;&quot;;&quot;&quot;;&quot; &quot;)))" office:value-type="string" office:string-value=" 01 1089 " calcext:value-type="string">
            <text:p><text:s/>01 1089 </text:p>
          </table:table-cell>
          <table:table-cell office:value-type="string" calcext:value-type="string">
            <text:p>01 1089</text:p>
          </table:table-cell>
          <table:table-cell table:style-name="ce9" table:formula="of:=IF([.A43]=&quot;&quot;;&quot;&quot;;CONCATENATE(&quot; &quot;;[.E43];&quot; &quot;))" office:value-type="string" office:string-value=" 01 1089 " calcext:value-type="string">
            <text:p><text:s/>01 1089 </text:p>
          </table:table-cell>
          <table:table-cell table:style-name="ce12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0</text:p>
          </table:table-cell>
          <table:table-cell/>
          <table:table-cell table:style-name="ce6" table:formula="of:=IF([.A44]=&quot;&quot;;&quot;&quot;;CONCATENATE(&quot; &quot;;[.A44];&quot; &quot;;[.B44];IF([.B44]=&quot;&quot;;&quot;&quot;;&quot; &quot;)))" office:value-type="string" office:string-value=" 01 1090 " calcext:value-type="string">
            <text:p><text:s/>01 1090 </text:p>
          </table:table-cell>
          <table:table-cell office:value-type="string" calcext:value-type="string">
            <text:p>01 1090</text:p>
          </table:table-cell>
          <table:table-cell table:style-name="ce9" table:formula="of:=IF([.A44]=&quot;&quot;;&quot;&quot;;CONCATENATE(&quot; &quot;;[.E44];&quot; &quot;))" office:value-type="string" office:string-value=" 01 1090 " calcext:value-type="string">
            <text:p><text:s/>01 1090 </text:p>
          </table:table-cell>
          <table:table-cell table:style-name="ce12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1</text:p>
          </table:table-cell>
          <table:table-cell/>
          <table:table-cell table:style-name="ce6" table:formula="of:=IF([.A45]=&quot;&quot;;&quot;&quot;;CONCATENATE(&quot; &quot;;[.A45];&quot; &quot;;[.B45];IF([.B45]=&quot;&quot;;&quot;&quot;;&quot; &quot;)))" office:value-type="string" office:string-value=" 01 1091 " calcext:value-type="string">
            <text:p><text:s/>01 1091 </text:p>
          </table:table-cell>
          <table:table-cell office:value-type="string" calcext:value-type="string">
            <text:p>01 1091</text:p>
          </table:table-cell>
          <table:table-cell table:style-name="ce9" table:formula="of:=IF([.A45]=&quot;&quot;;&quot;&quot;;CONCATENATE(&quot; &quot;;[.E45];&quot; &quot;))" office:value-type="string" office:string-value=" 01 1091 " calcext:value-type="string">
            <text:p><text:s/>01 1091 </text:p>
          </table:table-cell>
          <table:table-cell table:style-name="ce12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2</text:p>
          </table:table-cell>
          <table:table-cell/>
          <table:table-cell table:style-name="ce6" table:formula="of:=IF([.A46]=&quot;&quot;;&quot;&quot;;CONCATENATE(&quot; &quot;;[.A46];&quot; &quot;;[.B46];IF([.B46]=&quot;&quot;;&quot;&quot;;&quot; &quot;)))" office:value-type="string" office:string-value=" 01 1092 " calcext:value-type="string">
            <text:p><text:s/>01 1092 </text:p>
          </table:table-cell>
          <table:table-cell office:value-type="string" calcext:value-type="string">
            <text:p>01 1092</text:p>
          </table:table-cell>
          <table:table-cell table:style-name="ce9" table:formula="of:=IF([.A46]=&quot;&quot;;&quot;&quot;;CONCATENATE(&quot; &quot;;[.E46];&quot; &quot;))" office:value-type="string" office:string-value=" 01 1092 " calcext:value-type="string">
            <text:p><text:s/>01 1092 </text:p>
          </table:table-cell>
          <table:table-cell table:style-name="ce12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3</text:p>
          </table:table-cell>
          <table:table-cell/>
          <table:table-cell table:style-name="ce6" table:formula="of:=IF([.A47]=&quot;&quot;;&quot;&quot;;CONCATENATE(&quot; &quot;;[.A47];&quot; &quot;;[.B47];IF([.B47]=&quot;&quot;;&quot;&quot;;&quot; &quot;)))" office:value-type="string" office:string-value=" 01 1093 " calcext:value-type="string">
            <text:p><text:s/>01 1093 </text:p>
          </table:table-cell>
          <table:table-cell office:value-type="string" calcext:value-type="string">
            <text:p>01 1093</text:p>
          </table:table-cell>
          <table:table-cell table:style-name="ce9" table:formula="of:=IF([.A47]=&quot;&quot;;&quot;&quot;;CONCATENATE(&quot; &quot;;[.E47];&quot; &quot;))" office:value-type="string" office:string-value=" 01 1093 " calcext:value-type="string">
            <text:p><text:s/>01 1093 </text:p>
          </table:table-cell>
          <table:table-cell table:style-name="ce12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4</text:p>
          </table:table-cell>
          <table:table-cell/>
          <table:table-cell table:style-name="ce6" table:formula="of:=IF([.A48]=&quot;&quot;;&quot;&quot;;CONCATENATE(&quot; &quot;;[.A48];&quot; &quot;;[.B48];IF([.B48]=&quot;&quot;;&quot;&quot;;&quot; &quot;)))" office:value-type="string" office:string-value=" 01 1094 " calcext:value-type="string">
            <text:p><text:s/>01 1094 </text:p>
          </table:table-cell>
          <table:table-cell office:value-type="string" calcext:value-type="string">
            <text:p>01 1094</text:p>
          </table:table-cell>
          <table:table-cell table:style-name="ce9" table:formula="of:=IF([.A48]=&quot;&quot;;&quot;&quot;;CONCATENATE(&quot; &quot;;[.E48];&quot; &quot;))" office:value-type="string" office:string-value=" 01 1094 " calcext:value-type="string">
            <text:p><text:s/>01 1094 </text:p>
          </table:table-cell>
          <table:table-cell table:style-name="ce12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5</text:p>
          </table:table-cell>
          <table:table-cell/>
          <table:table-cell table:style-name="ce6" table:formula="of:=IF([.A49]=&quot;&quot;;&quot;&quot;;CONCATENATE(&quot; &quot;;[.A49];&quot; &quot;;[.B49];IF([.B49]=&quot;&quot;;&quot;&quot;;&quot; &quot;)))" office:value-type="string" office:string-value=" 01 1095 " calcext:value-type="string">
            <text:p><text:s/>01 1095 </text:p>
          </table:table-cell>
          <table:table-cell office:value-type="string" calcext:value-type="string">
            <text:p>01 1095</text:p>
          </table:table-cell>
          <table:table-cell table:style-name="ce9" table:formula="of:=IF([.A49]=&quot;&quot;;&quot;&quot;;CONCATENATE(&quot; &quot;;[.E49];&quot; &quot;))" office:value-type="string" office:string-value=" 01 1095 " calcext:value-type="string">
            <text:p><text:s/>01 1095 </text:p>
          </table:table-cell>
          <table:table-cell table:style-name="ce12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6</text:p>
          </table:table-cell>
          <table:table-cell/>
          <table:table-cell table:style-name="ce6" table:formula="of:=IF([.A50]=&quot;&quot;;&quot;&quot;;CONCATENATE(&quot; &quot;;[.A50];&quot; &quot;;[.B50];IF([.B50]=&quot;&quot;;&quot;&quot;;&quot; &quot;)))" office:value-type="string" office:string-value=" 01 1096 " calcext:value-type="string">
            <text:p><text:s/>01 1096 </text:p>
          </table:table-cell>
          <table:table-cell office:value-type="string" calcext:value-type="string">
            <text:p>01 1096</text:p>
          </table:table-cell>
          <table:table-cell table:style-name="ce9" table:formula="of:=IF([.A50]=&quot;&quot;;&quot;&quot;;CONCATENATE(&quot; &quot;;[.E50];&quot; &quot;))" office:value-type="string" office:string-value=" 01 1096 " calcext:value-type="string">
            <text:p><text:s/>01 1096 </text:p>
          </table:table-cell>
          <table:table-cell table:style-name="ce12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7</text:p>
          </table:table-cell>
          <table:table-cell/>
          <table:table-cell table:style-name="ce6" table:formula="of:=IF([.A51]=&quot;&quot;;&quot;&quot;;CONCATENATE(&quot; &quot;;[.A51];&quot; &quot;;[.B51];IF([.B51]=&quot;&quot;;&quot;&quot;;&quot; &quot;)))" office:value-type="string" office:string-value=" 01 1097 " calcext:value-type="string">
            <text:p><text:s/>01 1097 </text:p>
          </table:table-cell>
          <table:table-cell office:value-type="string" calcext:value-type="string">
            <text:p>01 1097</text:p>
          </table:table-cell>
          <table:table-cell table:style-name="ce9" table:formula="of:=IF([.A51]=&quot;&quot;;&quot;&quot;;CONCATENATE(&quot; &quot;;[.E51];&quot; &quot;))" office:value-type="string" office:string-value=" 01 1097 " calcext:value-type="string">
            <text:p><text:s/>01 1097 </text:p>
          </table:table-cell>
          <table:table-cell table:style-name="ce12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8</text:p>
          </table:table-cell>
          <table:table-cell/>
          <table:table-cell table:style-name="ce6" table:formula="of:=IF([.A52]=&quot;&quot;;&quot;&quot;;CONCATENATE(&quot; &quot;;[.A52];&quot; &quot;;[.B52];IF([.B52]=&quot;&quot;;&quot;&quot;;&quot; &quot;)))" office:value-type="string" office:string-value=" 01 1098 " calcext:value-type="string">
            <text:p><text:s/>01 1098 </text:p>
          </table:table-cell>
          <table:table-cell office:value-type="string" calcext:value-type="string">
            <text:p>01 1098</text:p>
          </table:table-cell>
          <table:table-cell table:style-name="ce9" table:formula="of:=IF([.A52]=&quot;&quot;;&quot;&quot;;CONCATENATE(&quot; &quot;;[.E52];&quot; &quot;))" office:value-type="string" office:string-value=" 01 1098 " calcext:value-type="string">
            <text:p><text:s/>01 1098 </text:p>
          </table:table-cell>
          <table:table-cell table:style-name="ce12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9</text:p>
          </table:table-cell>
          <table:table-cell/>
          <table:table-cell table:style-name="ce6" table:formula="of:=IF([.A53]=&quot;&quot;;&quot;&quot;;CONCATENATE(&quot; &quot;;[.A53];&quot; &quot;;[.B53];IF([.B53]=&quot;&quot;;&quot;&quot;;&quot; &quot;)))" office:value-type="string" office:string-value=" 01 1099 " calcext:value-type="string">
            <text:p><text:s/>01 1099 </text:p>
          </table:table-cell>
          <table:table-cell office:value-type="string" calcext:value-type="string">
            <text:p>01 1099</text:p>
          </table:table-cell>
          <table:table-cell table:style-name="ce9" table:formula="of:=IF([.A53]=&quot;&quot;;&quot;&quot;;CONCATENATE(&quot; &quot;;[.E53];&quot; &quot;))" office:value-type="string" office:string-value=" 01 1099 " calcext:value-type="string">
            <text:p><text:s/>01 1099 </text:p>
          </table:table-cell>
          <table:table-cell table:style-name="ce12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0</text:p>
          </table:table-cell>
          <table:table-cell/>
          <table:table-cell table:style-name="ce6" table:formula="of:=IF([.A54]=&quot;&quot;;&quot;&quot;;CONCATENATE(&quot; &quot;;[.A54];&quot; &quot;;[.B54];IF([.B54]=&quot;&quot;;&quot;&quot;;&quot; &quot;)))" office:value-type="string" office:string-value=" 01 1100 " calcext:value-type="string">
            <text:p><text:s/>01 1100 </text:p>
          </table:table-cell>
          <table:table-cell office:value-type="string" calcext:value-type="string">
            <text:p>01 1100</text:p>
          </table:table-cell>
          <table:table-cell table:style-name="ce9" table:formula="of:=IF([.A54]=&quot;&quot;;&quot;&quot;;CONCATENATE(&quot; &quot;;[.E54];&quot; &quot;))" office:value-type="string" office:string-value=" 01 1100 " calcext:value-type="string">
            <text:p><text:s/>01 1100 </text:p>
          </table:table-cell>
          <table:table-cell table:style-name="ce12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1</text:p>
          </table:table-cell>
          <table:table-cell/>
          <table:table-cell table:style-name="ce6" table:formula="of:=IF([.A55]=&quot;&quot;;&quot;&quot;;CONCATENATE(&quot; &quot;;[.A55];&quot; &quot;;[.B55];IF([.B55]=&quot;&quot;;&quot;&quot;;&quot; &quot;)))" office:value-type="string" office:string-value=" 01 1101 " calcext:value-type="string">
            <text:p><text:s/>01 1101 </text:p>
          </table:table-cell>
          <table:table-cell office:value-type="string" calcext:value-type="string">
            <text:p>01 1101</text:p>
          </table:table-cell>
          <table:table-cell table:style-name="ce9" table:formula="of:=IF([.A55]=&quot;&quot;;&quot;&quot;;CONCATENATE(&quot; &quot;;[.E55];&quot; &quot;))" office:value-type="string" office:string-value=" 01 1101 " calcext:value-type="string">
            <text:p><text:s/>01 1101 </text:p>
          </table:table-cell>
          <table:table-cell table:style-name="ce12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2</text:p>
          </table:table-cell>
          <table:table-cell/>
          <table:table-cell table:style-name="ce6" table:formula="of:=IF([.A56]=&quot;&quot;;&quot;&quot;;CONCATENATE(&quot; &quot;;[.A56];&quot; &quot;;[.B56];IF([.B56]=&quot;&quot;;&quot;&quot;;&quot; &quot;)))" office:value-type="string" office:string-value=" 01 1102 " calcext:value-type="string">
            <text:p><text:s/>01 1102 </text:p>
          </table:table-cell>
          <table:table-cell office:value-type="string" calcext:value-type="string">
            <text:p>01 1102</text:p>
          </table:table-cell>
          <table:table-cell table:style-name="ce9" table:formula="of:=IF([.A56]=&quot;&quot;;&quot;&quot;;CONCATENATE(&quot; &quot;;[.E56];&quot; &quot;))" office:value-type="string" office:string-value=" 01 1102 " calcext:value-type="string">
            <text:p><text:s/>01 1102 </text:p>
          </table:table-cell>
          <table:table-cell table:style-name="ce12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3</text:p>
          </table:table-cell>
          <table:table-cell/>
          <table:table-cell table:style-name="ce6" table:formula="of:=IF([.A57]=&quot;&quot;;&quot;&quot;;CONCATENATE(&quot; &quot;;[.A57];&quot; &quot;;[.B57];IF([.B57]=&quot;&quot;;&quot;&quot;;&quot; &quot;)))" office:value-type="string" office:string-value=" 01 1103 " calcext:value-type="string">
            <text:p><text:s/>01 1103 </text:p>
          </table:table-cell>
          <table:table-cell office:value-type="string" calcext:value-type="string">
            <text:p>01 1103</text:p>
          </table:table-cell>
          <table:table-cell table:style-name="ce9" table:formula="of:=IF([.A57]=&quot;&quot;;&quot;&quot;;CONCATENATE(&quot; &quot;;[.E57];&quot; &quot;))" office:value-type="string" office:string-value=" 01 1103 " calcext:value-type="string">
            <text:p><text:s/>01 1103 </text:p>
          </table:table-cell>
          <table:table-cell table:style-name="ce12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4</text:p>
          </table:table-cell>
          <table:table-cell/>
          <table:table-cell table:style-name="ce6" table:formula="of:=IF([.A58]=&quot;&quot;;&quot;&quot;;CONCATENATE(&quot; &quot;;[.A58];&quot; &quot;;[.B58];IF([.B58]=&quot;&quot;;&quot;&quot;;&quot; &quot;)))" office:value-type="string" office:string-value=" 01 1104 " calcext:value-type="string">
            <text:p><text:s/>01 1104 </text:p>
          </table:table-cell>
          <table:table-cell office:value-type="string" calcext:value-type="string">
            <text:p>01 1104</text:p>
          </table:table-cell>
          <table:table-cell table:style-name="ce9" table:formula="of:=IF([.A58]=&quot;&quot;;&quot;&quot;;CONCATENATE(&quot; &quot;;[.E58];&quot; &quot;))" office:value-type="string" office:string-value=" 01 1104 " calcext:value-type="string">
            <text:p><text:s/>01 1104 </text:p>
          </table:table-cell>
          <table:table-cell table:style-name="ce12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5</text:p>
          </table:table-cell>
          <table:table-cell/>
          <table:table-cell table:style-name="ce6" table:formula="of:=IF([.A59]=&quot;&quot;;&quot;&quot;;CONCATENATE(&quot; &quot;;[.A59];&quot; &quot;;[.B59];IF([.B59]=&quot;&quot;;&quot;&quot;;&quot; &quot;)))" office:value-type="string" office:string-value=" 01 1105 " calcext:value-type="string">
            <text:p><text:s/>01 1105 </text:p>
          </table:table-cell>
          <table:table-cell office:value-type="string" calcext:value-type="string">
            <text:p>01 1105</text:p>
          </table:table-cell>
          <table:table-cell table:style-name="ce9" table:formula="of:=IF([.A59]=&quot;&quot;;&quot;&quot;;CONCATENATE(&quot; &quot;;[.E59];&quot; &quot;))" office:value-type="string" office:string-value=" 01 1105 " calcext:value-type="string">
            <text:p><text:s/>01 1105 </text:p>
          </table:table-cell>
          <table:table-cell table:style-name="ce12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35">
          <table:table-cell table:style-name="Default" table:number-columns-repeated="6"/>
          <table:table-cell table:style-name="ce13"/>
          <table:table-cell table:style-name="Default" table:number-columns-repeated="1014"/>
          <table:table-cell table:number-columns-repeated="3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1:Tabelle1.G2">
            <calcext:condition calcext:apply-style-name="NOK" calcext:value="=nok" calcext:base-cell-address="Tabelle1.G1"/>
          </calcext:conditional-format>
          <calcext:conditional-format calcext:target-range-address="Tabelle1.G40:Tabelle1.G59">
            <calcext:condition calcext:apply-style-name="NOK" calcext:value="=nok" calcext:base-cell-address="Tabelle1.G40"/>
          </calcext:conditional-format>
          <calcext:conditional-format calcext:target-range-address="Tabelle1.G40:Tabelle1.G59">
            <calcext:condition calcext:apply-style-name="NOK" calcext:value="=nok" calcext:base-cell-address="Tabelle1.G40"/>
          </calcext:conditional-format>
          <calcext:conditional-format calcext:target-range-address="Tabelle1.G40:Tabelle1.G59">
            <calcext:condition calcext:apply-style-name="NOK" calcext:value="=nok" calcext:base-cell-address="Tabelle1.G40"/>
          </calcext:conditional-format>
          <calcext:conditional-format calcext:target-range-address="Tabelle1.G3:Tabelle1.G39">
            <calcext:condition calcext:apply-style-name="NOK" calcext:value="=nok" calcext:base-cell-address="Tabelle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.00.0000</text:date>, <text:time style:data-style-name="N2" text:time-value="14:39:01.1256536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8T15:28:51.825097349</dc:date>
    <dc:creator>Andreas Böttger</dc:creator>
    <meta:editing-duration>PT6H38M1S</meta:editing-duration>
    <meta:editing-cycles>15</meta:editing-cycles>
    <meta:generator>LibreOffice/4.2.4.2$Linux_X86_64 LibreOffice_project/420m0$Build-2</meta:generator>
    <meta:document-statistic meta:table-count="1" meta:cell-count="344" meta:object-count="0"/>
  </office:meta>
</office:document-meta>
</file>